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3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3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3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3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3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3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3"><text:span text:style-name="T5">do cell meta-if </text:span><text:span text:style-name="T6">view.do_mailing()</text:span></text:p><text:p text:style-name="P3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3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1-23T12:15:42.844230976</dc:date>
    <dc:creator>sge</dc:creator>
    <meta:editing-duration>PT6H48M3S</meta:editing-duration>
    <meta:editing-cycles>69</meta:editing-cycles>
    <meta:document-statistic meta:table-count="1" meta:image-count="0" meta:object-count="0" meta:page-count="1" meta:paragraph-count="15" meta:word-count="80" meta:character-count="955" meta:non-whitespace-character-count="920"/>
  </office:meta>
</office:document-meta>
</file>